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5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BRICK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brick pattern, 16x16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CHECKERBOARD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checkerboard pattern, 30x30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circles pattern, 16x16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CROSSHATCH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crosshatch pattern, 8x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CROSSHATCH3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crosshatch pattern with lines at 30 degrees, 8x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CROSSHATCH4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crosshatch pattern with lines at 45 degrees, 8x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FISHSCALE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fish scales pattern, 16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1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1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1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1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2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2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2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2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3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3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3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3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4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4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4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4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5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5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5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5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6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6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6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6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7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7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7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7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8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8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8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8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9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9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9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95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GRAY10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100% intensity gray, 32x32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EXAGON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hexagon pattern, 30x1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horizontal line pattern, 8x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ORIZONTAL2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horizontal line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ORIZONTAL3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horizontal line pattern, 9x9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ORIZONTALSAW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horizontal saw-tooth pattern, 16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S_BDIAGONA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backward diagonal line pattern (45 degrees slope)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S_CROS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cross line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S_DIAGCROS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diagonal line cross pattern (45 degrees slope)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S_FDIAGONA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forward diagonal line pattern (45 degrees slope)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S_HORIZONTA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horizontal line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HS_VERTICA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line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LEFT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forward diagonal pattern (30 degrees slope), 8x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LEFT4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forward diagonal line pattern (45 degrees slope)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LEFTSHINGLE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left shingle pattern, 24x2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OCTAGON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octagons pattern, 16x16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RIGHT30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backward diagonal line pattern (30 degrees) 8x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RIGHT45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backward diagonal line pattern (30 degrees)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RIGHTSHINGLE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right shingle pattern, 24x2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SMALLFISHSCALE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small fish scales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line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2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line pattern, 8x8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3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line pattern, 9x9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BRICKS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brick pattern, 16x16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LEFTSHINGLE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left shingle pattern, 24x2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RIGHTSHINGLE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right shingle pattern, 24x24 </text:p>
          </table:table-cell>
          <table:table-cell office:value-type="string" calcext:value-type="string">
            <text:p>&lt;/option&gt;</text:p>
          </table:table-cell>
        </table:table-row>
        <table:table-row table:style-name="ro1">
          <table:table-cell/>
          <table:table-cell office:value-type="string" calcext:value-type="string">
            <text:p>&lt;option value=”</text:p>
          </table:table-cell>
          <table:table-cell office:value-type="string" calcext:value-type="string">
            <text:p>VERTICALSAW</text:p>
          </table:table-cell>
          <table:table-cell office:value-type="string" calcext:value-type="string">
            <text:p>“&gt;</text:p>
          </table:table-cell>
          <table:table-cell office:value-type="string" calcext:value-type="string">
            <text:p>vertical saw-tooth pattern, 8x16 </text:p>
          </table:table-cell>
          <table:table-cell office:value-type="string" calcext:value-type="string">
            <text:p>&lt;/option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24:14.837509784</meta:creation-date>
    <dc:date>2020-05-14T14:27:38.452096955</dc:date>
    <meta:editing-duration>PT3M24S</meta:editing-duration>
    <meta:editing-cycles>1</meta:editing-cycles>
    <meta:document-statistic meta:table-count="1" meta:cell-count="270" meta:object-count="0"/>
    <meta:generator>LibreOffice/5.1.6.2$Linux_X86_64 LibreOffice_project/10m0$Build-2</meta:generator>
  </office:meta>
</office:document-meta>
</file>